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PRange.contains( Machine mach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IPRange.setNetworkAddress( String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PRange.AbstractIPRange( ItemManager itemManager , Logger logger , Stri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IPRange.AbstractIPRange( ItemManager itemManager , Logger log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IPRange.setSubnetMask( byte [ ] mask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AbstractIPRange.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PRange.getSubnetMas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PRange.setSubnetMask( String mas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IPRange.setNetworkAddress( byte [ ] addre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IPRange.setConfigurationDirectory( File _configurationDire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PRange.getConfiguration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PRange.getNetwork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PRange.addr2string( byte [ ] add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AbstractIPRange.isValidSubnet( InetAddress networkAddress , InetAddress subnetMask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